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bottom="0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 fo:margin-bottom="0in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justify" fo:margin-bottom="0in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text-align="justify" fo:margin-bottom="0in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justify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0" style:family="table-column">
      <style:table-column-properties style:column-width="1.0562in" style:use-optimal-column-width="false"/>
    </style:style>
    <style:style style:name="TableColumn21" style:family="table-column">
      <style:table-column-properties style:column-width="1.0861in" style:use-optimal-column-width="false"/>
    </style:style>
    <style:style style:name="TableColumn22" style:family="table-column">
      <style:table-column-properties style:column-width="0.8916in" style:use-optimal-column-width="false"/>
    </style:style>
    <style:style style:name="TableColumn23" style:family="table-column">
      <style:table-column-properties style:column-width="4.15in" style:use-optimal-column-width="false"/>
    </style:style>
    <style:style style:name="Table19" style:family="table">
      <style:table-properties style:width="7.184in" fo:margin-left="-0.4958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2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3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2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3" style:parent-style-name="Standard" style:family="paragraph">
      <style:paragraph-properties fo:text-align="center" fo:margin-bottom="0in"/>
    </style:style>
    <style:style style:name="T3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6" style:parent-style-name="Standard" style:family="paragraph">
      <style:paragraph-properties fo:text-align="center" fo:margin-bottom="0in"/>
    </style:style>
    <style:style style:name="T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3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5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1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RELATÓRIO DE DEFEITOS</text:span></text:p>
      <text:p text:style-name="P3"/>
      <text:p text:style-name="P4"><text:span text:style-name="T5">Revisor ID: Afonso Tessari Data:<text:s/></text:span><text:span text:style-name="T6">03</text:span><text:span text:style-name="T7">/03</text:span><text:span text:style-name="T8">/15</text:span></text:p>
      <text:p text:style-name="P9"><text:span text:style-name="T10">Página 1 de 1</text:span></text:p>
      <text:p text:style-name="P11"><text:span text:style-name="T12">Nome do documento: HemoSystem<text:s/></text:span><text:span text:style-name="T13">(conclusão de ciclos)</text:span></text:p>
      <text:p text:style-name="P14"><text:span text:style-name="T15">Início:20:</text:span><text:span text:style-name="T16">5</text:span><text:span text:style-name="T17">0 <text:s text:c="5"/>Término:21:30</text:span>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<text:span text:style-name="T27">Defeitos</text:span>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#Defeito</text:span></text:p>
          </table:table-cell>
          <table:table-cell table:style-name="TableCell32">
            <text:p text:style-name="P33"><text:span text:style-name="T34">Classe</text:span></text:p>
          </table:table-cell>
          <table:table-cell table:style-name="TableCell35">
            <text:p text:style-name="P36"><text:span text:style-name="T37">Classe de<text:s/></text:span><text:span text:style-name="T38">Defeito</text:span></text:p>
          </table:table-cell>
          <table:table-cell table:style-name="TableCell39">
            <text:p text:style-name="P40"><text:span text:style-name="T41">Descrição</text:span>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Controlador De<text:s/>Bolsa</text:p>
          </table:table-cell>
          <table:table-cell table:style-name="TableCell47">
            <text:p text:style-name="P48">O</text:p>
          </table:table-cell>
          <table:table-cell table:style-name="TableCell49">
            <text:p text:style-name="P50">+ informarDadosSanguineos(informações do RF13 : Object) : void, quais informações tem em RF13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Bolsa</text:p>
          </table:table-cell>
          <table:table-cell table:style-name="TableCell56">
            <text:p text:style-name="P57">O</text:p>
          </table:table-cell>
          <table:table-cell table:style-name="TableCell58">
            <text:p text:style-name="P59">+ criarBolsa(informações do RF13 : Object) : Bolsa, quais informações tem em RF13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Exame</text:p>
          </table:table-cell>
          <table:table-cell table:style-name="TableCell65">
            <text:p text:style-name="P66">O</text:p>
          </table:table-cell>
          <table:table-cell table:style-name="TableCell67">
            <text:p text:style-name="P68">+ criarExame(doação : Doação, informações do exame - Anexo IV : Object) : Exame, quais informações do Anexo IV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Controlador de Inaptidão</text:p>
          </table:table-cell>
          <table:table-cell table:style-name="TableCell83">
            <text:p text:style-name="P84">O</text:p>
          </table:table-cell>
          <table:table-cell table:style-name="TableCell85">
            <text:p text:style-name="P86">+ criarInaptidão(doação : Doação, informações da Inaptidão - Anexo V : Object) : Inaptidao, quais informações do Anexo V</text:p>
          </table:table-cell>
        </table:table-row>
        <table:table-row table:style-name="TableRow87">
          <table:table-cell table:style-name="TableCell88">
            <text:p text:style-name="P89">5</text:p>
          </table:table-cell>
          <table:table-cell table:style-name="TableCell90">
            <text:p text:style-name="P91">Controlador De<text:s/>Exames</text:p>
          </table:table-cell>
          <table:table-cell table:style-name="TableCell92">
            <text:p text:style-name="P93">O</text:p>
          </table:table-cell>
          <table:table-cell table:style-name="TableCell94">
            <text:p text:style-name="P95">+ registrarExame(doação : Doação, informações do exame - Anexo IV : Object) : void, quais informações do Anexo V</text:p>
          </table:table-cell>
        </table:table-row>
        <table:table-row table:style-name="TableRow96">
          <table:table-cell table:style-name="TableCell97">
            <text:p text:style-name="P98">6</text:p>
          </table:table-cell>
          <table:table-cell table:style-name="TableCell99">
            <text:p text:style-name="P100">HemoSystem</text:p>
          </table:table-cell>
          <table:table-cell table:style-name="TableCell101">
            <text:p text:style-name="P102">I</text:p>
          </table:table-cell>
          <table:table-cell table:style-name="TableCell103">
            <text:p text:style-name="P104">Segundo o Diagrama de colaboração, estes atributos não pertencem a classe</text:p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Controlador de Doação</text:p>
          </table:table-cell>
          <table:table-cell table:style-name="TableCell110">
            <text:p text:style-name="P111">O</text:p>
          </table:table-cell>
          <table:table-cell table:style-name="TableCell112">
            <text:p text:style-name="P113">+ dadosDoação(doador : Doador, infomações da doação - anexo II : Object) : void, quais informações do Anexo II</text:p>
          </table:table-cell>
        </table:table-row>
      </table:table>
      <text:p text:style-name="Standard"/>
      <text:p text:style-name="Standard"><text:span text:style-name="T114">Observação: Algumas alterações deverão ser feitas no diagrama de colabora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 tuma</meta:initial-creator>
    <dc:creator>Usuario</dc:creator>
    <meta:creation-date>2015-03-04T12:00:00Z</meta:creation-date>
    <dc:date>2015-03-04T12:00:00Z</dc:date>
    <meta:template xlink:href="Normal" xlink:type="simple"/>
    <meta:editing-cycles>2</meta:editing-cycles>
    <meta:editing-duration>PT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0" meta:character-count="1154" meta:row-count="8" meta:non-whitespace-character-count="976"/>
  </office:meta>
</office:document-meta>
</file>